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1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2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1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1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0" style:family="table-cell" style:parent-style-name="Default" style:data-style-name="N111">
      <style:table-cell-properties fo:wrap-option="wrap"/>
      <style:text-properties fo:color="#000000"/>
    </style:style>
    <style:style style:name="ce4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4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7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ff0000"/>
    </style:style>
    <style:style style:name="ce48" style:family="table-cell" style:parent-style-name="Default" style:data-style-name="N112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wrap-option="wrap"/>
    </style:style>
    <style:style style:name="ce50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51" style:family="table-cell" style:parent-style-name="Default" style:data-style-name="N112">
      <style:table-cell-properties fo:wrap-option="wrap"/>
      <style:text-properties fo:color="#008000"/>
    </style:style>
    <style:style style:name="ce52" style:family="table-cell" style:parent-style-name="Default" style:data-style-name="N112">
      <style:table-cell-properties fo:background-color="transparent" fo:wrap-option="wrap"/>
      <style:text-properties fo:color="#000000"/>
    </style:style>
    <style:style style:name="ce53" style:family="table-cell" style:parent-style-name="Default" style:data-style-name="N112"/>
    <style:style style:name="ce54" style:family="table-cell" style:parent-style-name="Default" style:data-style-name="N112">
      <style:table-cell-properties fo:wrap-option="wrap"/>
      <style:text-properties fo:color="#800080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56" style:family="table-cell" style:parent-style-name="Default" style:data-style-name="N112">
      <style:table-cell-properties fo:background-color="transparent" fo:wrap-option="wrap"/>
      <style:text-properties fo:color="#ff6633"/>
    </style:style>
    <style:style style:name="ce57" style:family="table-cell" style:parent-style-name="Default" style:data-style-name="N112">
      <style:text-properties fo:color="#ff0000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60" style:family="table-cell" style:parent-style-name="Default" style:data-style-name="N112">
      <style:table-cell-properties fo:background-color="#0000ff"/>
    </style:style>
    <style:style style:name="ce61" style:family="table-cell" style:parent-style-name="Default" style:data-style-name="N112">
      <style:table-cell-properties fo:background-color="#00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number-columns-repeated="7" table:default-cell-style-name="ce49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3" office:value-type="string">
            <text:p>RC11</text:p>
          </table:table-cell>
          <table:table-cell table:style-name="ce3" office:value-type="string">
            <text:p>RC11 manip</text:p>
          </table:table-cell>
          <table:table-cell table:style-name="ce48" office:value-type="string">
            <text:p>RC11 summary</text:p>
          </table:table-cell>
          <table:table-cell table:style-name="ce48" office:value-type="string">
            <text:p>RC12</text:p>
          </table:table-cell>
          <table:table-cell table:style-name="ce48" office:value-type="string">
            <text:p>RC12 manip</text:p>
          </table:table-cell>
          <table:table-cell table:style-name="ce48" office:value-type="string">
            <text:p>RC12 summary</text:p>
          </table:table-cell>
          <table:table-cell table:style-name="ce48" office:value-type="string">
            <text:p>RC13</text:p>
          </table:table-cell>
          <table:table-cell table:style-name="ce48" table:number-columns-repeated="2"/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9" office:value-type="float" office:value="0.947">
            <text:p>0.947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9"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redone</text:p>
          </table:table-cell>
          <table:table-cell table:style-name="ce9" office:value-type="float" office:value="0.945">
            <text:p>0.94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office:value-type="float" office:value="0.002">
            <text:p>0.002</text:p>
          </table:table-cell>
          <table:table-cell table:style-name="ce16"/>
          <table:table-cell table:formula="of:=[.I5]/[.I4]" office:value-type="float" office:value="-1">
            <text:p>-1.0</text:p>
          </table:table-cell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">
            <text:p>0.001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2"/>
          <table:table-cell office:value-type="float" office:value="-0.002">
            <text:p>-0.002</text:p>
          </table:table-cell>
          <table:table-cell table:style-name="ce9" table:formula="of:=[.I5]/[.E4]" office:value-type="float" office:value="-0.00328571428571427">
            <text:p>-0.003</text:p>
          </table:table-cell>
          <table:table-cell/>
          <table:table-cell table:style-name="ce4" office:value-type="float" office:value="-0.0006">
            <text:p>-0.0006</text:p>
          </table:table-cell>
          <table:table-cell table:number-columns-repeated="2"/>
          <table:table-cell table:style-name="ce4" office:value-type="float" office:value="-0.0002">
            <text:p>-0.0002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5"/>
          <table:table-cell table:style-name="ce9" table:formula="of:=1+[.J5]/2" office:value-type="float" office:value="0.998357142857143">
            <text:p>0.998</text:p>
          </table:table-cell>
          <table:table-cell table:number-columns-repeated="11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4"/>
          <table:table-cell table:style-name="ce7" table:formula="of:=[.D7]*[.J6]" office:value-type="float" office:value="0.989577522439904">
            <text:p>0.990</text:p>
          </table:table-cell>
          <table:table-cell table:style-name="ce51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table:style-name="ce37" office:value-type="float" office:value="31.41">
            <text:p>31.4</text:p>
          </table:table-cell>
          <table:table-cell table:style-name="ce46" office:value-type="string">
            <text:p>better os</text:p>
          </table:table-cell>
          <table:table-cell table:style-name="ce30"/>
          <table:table-cell table:style-name="ce58" office:value-type="float" office:value="31.34">
            <text:p>31.3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58" office:value-type="float" office:value="31.34">
            <text:p>31.34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office:value-type="float" office:value="0.05">
            <text:p>0.05</text:p>
          </table:table-cell>
          <table:table-cell table:style-name="ce16" table:formula="of:=([.I8]-[.F8])/([.G11]-[.D11])" office:value-type="float" office:value="0.97882882882883">
            <text:p>0.98</text:p>
          </table:table-cell>
          <table:table-cell table:formula="of:=[.I10]/[.I9]" office:value-type="float" office:value="-1.2">
            <text:p>-1.2</text:p>
          </table:table-cell>
          <table:table-cell table:style-name="ce4" office:value-type="float" office:value="0.04">
            <text:p>0.04</text:p>
          </table:table-cell>
          <table:table-cell table:number-columns-repeated="2"/>
          <table:table-cell table:style-name="ce4" office:value-type="float" office:value="0.05">
            <text:p>0.05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office:value-type="float" office:value="-0.06">
            <text:p>-0.06</text:p>
          </table:table-cell>
          <table:table-cell table:style-name="ce16" table:formula="of:=[.I10]/[.J9]" office:value-type="float" office:value="-0.0612977450529222">
            <text:p>-0.06</text:p>
          </table:table-cell>
          <table:table-cell table:style-name="ce31"/>
          <table:table-cell table:style-name="ce4" office:value-type="float" office:value="0.005">
            <text:p>0.005</text:p>
          </table:table-cell>
          <table:table-cell table:style-name="ce31" table:number-columns-repeated="2"/>
          <table:table-cell table:style-name="ce4" office:value-type="float" office:value="0.006">
            <text:p>0.006</text:p>
          </table:table-cell>
          <table:table-cell table:style-name="ce31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 table:number-columns-repeated="2"/>
          <table:table-cell table:style-name="ce23" table:formula="of:=[.J10]+[.G11]" office:value-type="float" office:value="-15.0824298205246">
            <text:p>-15.08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4"/>
          <table:table-cell table:style-name="ce10" table:number-columns-repeated="7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table:style-name="ce9" office:value-type="float" office:value="1.17">
            <text:p>1.17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style-name="ce9" office:value-type="float" office:value="0.001">
            <text:p>0.001</text:p>
          </table:table-cell>
          <table:table-cell table:style-name="ce22"/>
          <table:table-cell table:style-name="ce33"/>
          <table:table-cell table:style-name="ce4" office:value-type="float" office:value="0.0009">
            <text:p>0.0009</text:p>
          </table:table-cell>
          <table:table-cell table:style-name="ce33" table:number-columns-repeated="2"/>
          <table:table-cell table:style-name="ce4" office:value-type="float" office:value="0.0007">
            <text:p>0.0007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style-name="ce9" office:value-type="float" office:value="0.0004">
            <text:p>0.000</text:p>
          </table:table-cell>
          <table:table-cell table:style-name="ce32" table:number-columns-repeated="2"/>
          <table:table-cell table:style-name="ce4" office:value-type="float" office:value="0.0006">
            <text:p>0.0006</text:p>
          </table:table-cell>
          <table:table-cell table:style-name="ce32" table:number-columns-repeated="2"/>
          <table:table-cell table:style-name="ce4" office:value-type="float" office:value="0.0004">
            <text:p>0.0004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 table:number-columns-repeated="3"/>
          <table:table-cell table:style-name="ce52" table:number-columns-repeated="7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 table:number-columns-repeated="2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table:style-name="ce37" office:value-type="float" office:value="274.4">
            <text:p>274.4</text:p>
          </table:table-cell>
          <table:table-cell table:style-name="ce17" office:value-type="string">
            <text:p>moving in</text:p>
          </table:table-cell>
          <table:table-cell table:style-name="ce53"/>
          <table:table-cell table:style-name="ce58" office:value-type="float" office:value="274.06">
            <text:p>274.0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58" office:value-type="float" office:value="274.05">
            <text:p>274.0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style-name="ce37" office:value-type="float" office:value="0.06">
            <text:p>0.1</text:p>
          </table:table-cell>
          <table:table-cell table:style-name="ce39" table:formula="of:=([.I18]-[.C18])/([.G21]-[.B21])" office:value-type="float" office:value="1.54972752043594">
            <text:p>1.5</text:p>
          </table:table-cell>
          <table:table-cell table:formula="of:=[.I20]/[.I19]" office:value-type="float" office:value="-5.83333333333333">
            <text:p>-5.8</text:p>
          </table:table-cell>
          <table:table-cell table:style-name="ce58" office:value-type="float" office:value="0.09">
            <text:p>0.09</text:p>
          </table:table-cell>
          <table:table-cell table:number-columns-repeated="2"/>
          <table:table-cell table:style-name="ce4" office:value-type="float" office:value="0.06">
            <text:p>0.06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style-name="ce37" office:value-type="float" office:value="-0.35">
            <text:p>-0.4</text:p>
          </table:table-cell>
          <table:table-cell table:style-name="ce16" table:formula="of:=[.I20]/[.J19]" office:value-type="float" office:value="-0.225846153846157">
            <text:p>-0.23</text:p>
          </table:table-cell>
          <table:table-cell table:style-name="ce32"/>
          <table:table-cell table:style-name="ce4" office:value-type="float" office:value="-0.005">
            <text:p>-0.005</text:p>
          </table:table-cell>
          <table:table-cell table:style-name="ce32" table:number-columns-repeated="2"/>
          <table:table-cell table:style-name="ce4" office:value-type="float" office:value="-0.004">
            <text:p>-0.004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 table:number-columns-repeated="2"/>
          <table:table-cell table:style-name="ce10" table:formula="of:=[.J20]+[.G21]" office:value-type="float" office:value="3.32584615384615">
            <text:p>3.3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table:style-name="ce9" office:value-type="float" office:value="0.874">
            <text:p>0.874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style-name="ce9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8">
            <text:p>0.008</text:p>
          </table:table-cell>
          <table:table-cell table:style-name="ce35" table:number-columns-repeated="2"/>
          <table:table-cell table:style-name="ce4"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 table:number-columns-repeated="3"/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 table:number-columns-repeated="3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37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86.3">
            <text:p>286.3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style-name="ce38" office:value-type="float" office:value="-0.3">
            <text:p>-0.3</text:p>
          </table:table-cell>
          <table:table-cell table:style-name="ce20"/>
          <table:table-cell table:style-name="ce54"/>
          <table:table-cell table:style-name="ce4" office:value-type="float" office:value="-0.3">
            <text:p>-0.3</text:p>
          </table:table-cell>
          <table:table-cell table:style-name="ce54" table:number-columns-repeated="2"/>
          <table:table-cell table:style-name="ce4" office:value-type="float" office:value="-0.4">
            <text:p>-0.4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20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table:style-name="ce9" office:value-type="float" office:value="0.562">
            <text:p>0.562</text:p>
          </table:table-cell>
          <table:table-cell table:style-name="ce5" office:value-type="string">
            <text:p>better inc</text:p>
          </table:table-cell>
          <table:table-cell table:style-name="ce34"/>
          <table:table-cell table:style-name="ce4" office:value-type="float" office:value="0.558">
            <text:p>0.558</text:p>
          </table:table-cell>
          <table:table-cell table:style-name="ce14" office:value-type="string">
            <text:p>made a mistake!</text:p>
          </table:table-cell>
          <table:table-cell table:style-name="ce34"/>
          <table:table-cell table:style-name="ce9" office:value-type="float" office:value="0.565">
            <text:p>0.565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style-name="ce9" office:value-type="float" office:value="0.003">
            <text:p>0.003</text:p>
          </table:table-cell>
          <table:table-cell table:style-name="ce39" table:formula="of:=([.I33]-[.C33])/([.G37]-[.B37])" office:value-type="float" office:value="0.90194234135241">
            <text:p>0.9</text:p>
          </table:table-cell>
          <table:table-cell table:formula="of:=[.I35]/[.I34]" office:value-type="float" office:value="1.66666666666667">
            <text:p>1.7</text:p>
          </table:table-cell>
          <table:table-cell table:style-name="ce4" office:value-type="float" office:value="0.004">
            <text:p>0.004</text:p>
          </table:table-cell>
          <table:table-cell table:style-name="ce39" table:formula="of:=([.L33]-[.I33])/([.J37]-[.G37])" office:value-type="float" office:value="0.556391086429464">
            <text:p>0.6</text:p>
          </table:table-cell>
          <table:table-cell table:formula="of:=[.L35]/[.L34]" office:value-type="float" office:value="2.5">
            <text:p>2.5</text:p>
          </table:table-cell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style-name="ce9" office:value-type="float" office:value="0.005">
            <text:p>0.005</text:p>
          </table:table-cell>
          <table:table-cell table:style-name="ce16" table:formula="of:=[.I35]/[.J34]" office:value-type="float" office:value="0.00554359161418544">
            <text:p>0.01</text:p>
          </table:table-cell>
          <table:table-cell table:style-name="ce36"/>
          <table:table-cell table:style-name="ce4" office:value-type="float" office:value="0.01">
            <text:p>0.01</text:p>
          </table:table-cell>
          <table:table-cell table:style-name="ce6" table:formula="of:=[.L35]/[.M34]" office:value-type="float" office:value="0.017972969452428">
            <text:p>0.018</text:p>
          </table:table-cell>
          <table:table-cell table:style-name="ce36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 table:number-columns-repeated="2"/>
          <table:table-cell table:style-name="ce9" table:formula="of:=1+[.J35]" office:value-type="float" office:value="1.00554359161419">
            <text:p>1.006</text:p>
          </table:table-cell>
          <table:table-cell table:style-name="ce52" table:number-columns-repeated="2"/>
          <table:table-cell table:style-name="ce9" table:formula="of:=1+[.M35]" office:value-type="float" office:value="1.01797296945243">
            <text:p>1.018</text:p>
          </table:table-cell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 table:number-columns-repeated="2"/>
          <table:table-cell table:style-name="ce7" table:formula="of:=[.D37]*[.J36]" office:value-type="float" office:value="0.693549262533916">
            <text:p>0.694</text:p>
          </table:table-cell>
          <table:table-cell table:style-name="ce10" table:number-columns-repeated="2"/>
          <table:table-cell table:style-name="ce7" table:formula="of:=[.J37]*[.M36]" office:value-type="float" office:value="0.706014402243192">
            <text:p>0.706</text:p>
          </table:table-cell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table:style-name="ce37" office:value-type="float" office:value="261">
            <text:p>261.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261.1">
            <text:p>261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60.9">
            <text:p>260.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style-name="ce39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3">
            <text:p>0.3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style-name="ce37" office:value-type="float" office:value="-0.3">
            <text:p>-0.3</text:p>
          </table:table-cell>
          <table:table-cell table:style-name="ce32" table:number-columns-repeated="2"/>
          <table:table-cell table:style-name="ce4" office:value-type="float" office:value="-0.4">
            <text:p>-0.4</text:p>
          </table:table-cell>
          <table:table-cell table:style-name="ce32" table:number-columns-repeated="2"/>
          <table:table-cell table:style-name="ce4" office:value-type="float" office:value="-0.2">
            <text:p>-0.2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 table:number-columns-repeated="4"/>
          <table:table-cell table:style-name="ce4"/>
          <table:table-cell table:style-name="ce10" table:number-columns-repeated="5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20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table:style-name="ce9" office:value-type="float" office:value="0.541">
            <text:p>0.541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547">
            <text:p>0.547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9" office:value-type="float" office:value="0.56">
            <text:p>0.560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style-name="ce9" office:value-type="float" office:value="0.003">
            <text:p>0.003</text:p>
          </table:table-cell>
          <table:table-cell table:style-name="ce16" table:formula="of:=([.I43]-[.F43])/([.G47]-[.D47])" office:value-type="float" office:value="0.412109136401886">
            <text:p>0.41</text:p>
          </table:table-cell>
          <table:table-cell table:formula="of:=[.I45]/[.I44]" office:value-type="float" office:value="6.66666666666667">
            <text:p>6.7</text:p>
          </table:table-cell>
          <table:table-cell table:style-name="ce4" office:value-type="float" office:value="0.004">
            <text:p>0.004</text:p>
          </table:table-cell>
          <table:table-cell table:style-name="ce16" table:formula="of:=([.L43]-[.I43])/([.J47]-[.G47])" office:value-type="float" office:value="0.548379239233819">
            <text:p>0.55</text:p>
          </table:table-cell>
          <table:table-cell table:formula="of:=[.L45]/[.L44]" office:value-type="float" office:value="3.25">
            <text:p>3.3</text:p>
          </table:table-cell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style-name="ce9" office:value-type="float" office:value="0.02">
            <text:p>0.020</text:p>
          </table:table-cell>
          <table:table-cell table:style-name="ce16" table:formula="of:=[.I45]/[.J44]" office:value-type="float" office:value="0.0485308337850004">
            <text:p>0.05</text:p>
          </table:table-cell>
          <table:table-cell table:style-name="ce36"/>
          <table:table-cell table:style-name="ce4" office:value-type="float" office:value="0.013">
            <text:p>0.013</text:p>
          </table:table-cell>
          <table:table-cell table:style-name="ce16" table:formula="of:=[.L45]/[.M44]" office:value-type="float" office:value="0.0237062220264999">
            <text:p>0.02</text:p>
          </table:table-cell>
          <table:table-cell table:style-name="ce36"/>
          <table:table-cell table:style-name="ce4" office:value-type="float" office:value="0.00006">
            <text:p>0.00006</text:p>
          </table:table-cell>
          <table:table-cell table:style-name="ce36" table:number-columns-repeated="2"/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 table:number-columns-repeated="2"/>
          <table:table-cell table:style-name="ce9" table:formula="of:=1+[.J45]" office:value-type="float" office:value="1.048530833785">
            <text:p>1.049</text:p>
          </table:table-cell>
          <table:table-cell table:style-name="ce52" table:number-columns-repeated="2"/>
          <table:table-cell table:style-name="ce9" table:formula="of:=1+[.M45]" office:value-type="float" office:value="1.0237062220265">
            <text:p>1.024</text:p>
          </table:table-cell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style-name="ce40" office:value-type="string">
            <text:p>worried about going too far</text:p>
          </table:table-cell>
          <table:table-cell table:style-name="ce7" office:value-type="float" office:value="1">
            <text:p>1.000</text:p>
          </table:table-cell>
          <table:table-cell table:style-name="ce10" table:number-columns-repeated="2"/>
          <table:table-cell table:style-name="ce7" table:formula="of:=[.J47]*[.M46]" office:value-type="float" office:value="1.0237062220265">
            <text:p>1.024</text:p>
          </table:table-cell>
          <table:table-cell table:style-name="ce10" table:number-columns-repeated="4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table:style-name="ce41" office:value-type="float" office:value="-21.4">
            <text:p>-21.4</text:p>
          </table:table-cell>
          <table:table-cell table:style-name="ce47" office:value-type="string">
            <text:p>went wrong way</text:p>
          </table:table-cell>
          <table:table-cell table:style-name="ce34"/>
          <table:table-cell table:style-name="ce4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59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style-name="ce42" office:value-type="float" office:value="0.4">
            <text:p>0.4</text:p>
          </table:table-cell>
          <table:table-cell table:style-name="ce39" table:formula="of:=([.I48]-[.F48])/([.G51]-[.B51])" office:value-type="float" office:value="1.14184782608696">
            <text:p>1.1</text:p>
          </table:table-cell>
          <table:table-cell table:formula="of:=[.I50]/[.I49]" office:value-type="float" office:value="-3.75">
            <text:p>-3.8</text:p>
          </table:table-cell>
          <table:table-cell table:style-name="ce4" office:value-type="float" office:value="0.4">
            <text:p>0.4</text:p>
          </table:table-cell>
          <table:table-cell table:number-columns-repeated="2"/>
          <table:table-cell table:style-name="ce4" office:value-type="float" office:value="0.4">
            <text:p>0.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style-name="ce43" office:value-type="float" office:value="-1.5">
            <text:p>-1.5</text:p>
          </table:table-cell>
          <table:table-cell table:style-name="ce37" table:formula="of:=[.I50]/[.J49]" office:value-type="float" office:value="-1.3136601618277">
            <text:p>-1.3</text:p>
          </table:table-cell>
          <table:table-cell table:style-name="ce36"/>
          <table:table-cell table:style-name="ce4" office:value-type="float" office:value="-0.08">
            <text:p>-0.08</text:p>
          </table:table-cell>
          <table:table-cell table:style-name="ce36" table:number-columns-repeated="2"/>
          <table:table-cell table:style-name="ce4" office:value-type="float" office:value="-0.1">
            <text:p>-0.1</text:p>
          </table:table-cell>
          <table:table-cell table:style-name="ce36" table:number-columns-repeated="2"/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 table:number-columns-repeated="2"/>
          <table:table-cell table:style-name="ce10" table:formula="of:=[.G51]+[.J50]" office:value-type="float" office:value="2.24969062351261">
            <text:p>2.2</text:p>
          </table:table-cell>
          <table:table-cell table:style-name="ce10" table:number-columns-repeated="4"/>
          <table:table-cell table:style-name="ce59"/>
          <table:table-cell table:style-name="ce10" table:number-columns-repeated="2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table:style-name="ce9" office:value-type="float" office:value="0.579">
            <text:p>0.579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0.585">
            <text:p>0.585</text:p>
          </table:table-cell>
          <table:table-cell table:style-name="ce50" office:value-type="string">
            <text:p>on edge</text:p>
          </table:table-cell>
          <table:table-cell table:style-name="ce50"/>
          <table:table-cell table:style-name="ce9" office:value-type="float" office:value="0.586">
            <text:p>0.586</text:p>
          </table:table-cell>
          <table:table-cell table:style-name="ce50" office:value-type="string">
            <text:p>wrong way!</text:p>
          </table:table-cell>
          <table:table-cell table:style-name="ce50"/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style-name="ce9" office:value-type="float" office:value="0.003">
            <text:p>0.003</text:p>
          </table:table-cell>
          <table:table-cell table:style-name="ce35" table:number-columns-repeated="2"/>
          <table:table-cell table:style-name="ce4" office:value-type="float" office:value="0.003">
            <text:p>0.003</text:p>
          </table:table-cell>
          <table:table-cell table:style-name="ce16" table:formula="of:=[.G54]" office:value-type="float" office:value="0.710937499999996">
            <text:p>0.71</text:p>
          </table:table-cell>
          <table:table-cell table:formula="of:=[.L55]/[.L54]" office:value-type="float" office:value="-3">
            <text:p>-3.0</text:p>
          </table:table-cell>
          <table:table-cell table:style-name="ce4" office:value-type="float" office:value="0.002">
            <text:p>0.002</text:p>
          </table:table-cell>
          <table:table-cell/>
          <table:table-cell table:formula="of:=[.O55]/[.O54]" office:value-type="float" office:value="-5">
            <text:p>-5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9">
            <text:p>-0.009</text:p>
          </table:table-cell>
          <table:table-cell table:style-name="ce16" table:formula="of:=[.L55]/[.M54]" office:value-type="float" office:value="-0.0126593406593407">
            <text:p>-0.01</text:p>
          </table:table-cell>
          <table:table-cell table:style-name="ce36"/>
          <table:table-cell table:style-name="ce4" office:value-type="float" office:value="-0.01">
            <text:p>-0.01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 table:number-columns-repeated="3"/>
          <table:table-cell table:style-name="ce52" table:number-columns-repeated="2"/>
          <table:table-cell table:style-name="ce9" table:formula="of:=1+[.M55]" office:value-type="float" office:value="0.987340659340659">
            <text:p>0.987</text:p>
          </table:table-cell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 table:number-columns-repeated="3"/>
          <table:table-cell table:style-name="ce10" table:number-columns-repeated="2"/>
          <table:table-cell table:style-name="ce7" table:formula="of:=[.G57]*[.M56]" office:value-type="float" office:value="0.954397724338728">
            <text:p>0.954</text:p>
          </table:table-cell>
          <table:table-cell table:style-name="ce10"/>
          <table:table-cell table:style-name="ce10" office:value-type="string">
            <text:p>do it again</text:p>
          </table:table-cell>
          <table:table-cell table:style-name="ce7" table:formula="of:=[.M57]*[.M56]" office:value-type="float" office:value="0.942315678421824">
            <text:p>0.942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table:style-name="ce44" office:value-type="float" office:value="-22.3">
            <text:p>-22.3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44" office:value-type="float" office:value="-21.9">
            <text:p>-21.9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9" office:value-type="float" office:value="-19.7">
            <text:p>-19.7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style-name="ce39" office:value-type="float" office:value="0.3">
            <text:p>0.3</text:p>
          </table:table-cell>
          <table:table-cell table:style-name="ce39" table:formula="of:=([.I58]-[.F58])/([.G61]-[.D61])" office:value-type="float" office:value="3.89999999999999">
            <text:p>3.9</text:p>
          </table:table-cell>
          <table:table-cell table:formula="of:=[.I60]/[.I59]" office:value-type="float" office:value="11">
            <text:p>11.0</text:p>
          </table:table-cell>
          <table:table-cell table:style-name="ce39" office:value-type="float" office:value="0.3">
            <text:p>0.3</text:p>
          </table:table-cell>
          <table:table-cell table:formula="of:=([.L58]-[.I58])/([.J61]-[.G61])" office:value-type="float" office:value="0.472727272727274">
            <text:p>0.5</text:p>
          </table:table-cell>
          <table:table-cell table:formula="of:=[.L60]/[.L59]" office:value-type="float" office:value="10">
            <text:p>10.0</text:p>
          </table:table-cell>
          <table:table-cell table:style-name="ce4" office:value-type="float" office:value="0.2">
            <text:p>0.2</text:p>
          </table:table-cell>
          <table:table-cell table:formula="of:=([.O58]-[.L58])/([.M61]-[.J61])" office:value-type="float" office:value="0.956521739130436">
            <text:p>1.0</text:p>
          </table:table-cell>
          <table:table-cell table:formula="of:=[.O60]/[.O59]" office:value-type="float" office:value="3.85">
            <text:p>3.9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style-name="ce37" office:value-type="float" office:value="3.3">
            <text:p>3.3</text:p>
          </table:table-cell>
          <table:table-cell table:style-name="ce40" table:formula="of:=[.I60]/[.J59]" office:value-type="float" office:value="0.846153846153849">
            <text:p>0.846</text:p>
          </table:table-cell>
          <table:table-cell table:style-name="ce36"/>
          <table:table-cell table:style-name="ce37" office:value-type="float" office:value="3">
            <text:p>3.0</text:p>
          </table:table-cell>
          <table:table-cell table:formula="of:=[.L60]/[.M59]" office:value-type="float" office:value="6.34615384615383">
            <text:p>6.3</text:p>
          </table:table-cell>
          <table:table-cell table:style-name="ce36"/>
          <table:table-cell table:style-name="ce4" office:value-type="float" office:value="0.77">
            <text:p>0.77</text:p>
          </table:table-cell>
          <table:table-cell table:formula="of:=[.O60]/[.P59]" office:value-type="float" office:value="0.804999999999999">
            <text:p>0.8</text:p>
          </table:table-cell>
          <table:table-cell table:style-name="ce36"/>
          <table:table-cell table:number-columns-repeated="4"/>
        </table:table-row>
        <table:table-row table:style-name="ro7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style-name="ce40" office:value-type="string">
            <text:p>same forcing as RC8 but different answer use R10/11</text:p>
          </table:table-cell>
          <table:table-cell table:style-name="ce10" table:formula="of:=[.G61]+[.J60]" office:value-type="float" office:value="-0.299999999999997">
            <text:p>-0.3</text:p>
          </table:table-cell>
          <table:table-cell table:style-name="ce10"/>
          <table:table-cell table:style-name="ce40" office:value-type="string">
            <text:p>worried about going too far</text:p>
          </table:table-cell>
          <table:table-cell table:style-name="ce10" office:value-type="float" office:value="2">
            <text:p>2.0</text:p>
          </table:table-cell>
          <table:table-cell table:style-name="ce10" table:number-columns-repeated="2"/>
          <table:table-cell table:style-name="ce10" table:formula="of:=[.M61]+[.P60]" office:value-type="float" office:value="2.805">
            <text:p>2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5">
            <text:p>0.245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4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office:value-type="float" office:value="0.008">
            <text:p>0.008</text:p>
          </table:table-cell>
          <table:table-cell table:style-name="ce16"/>
          <table:table-cell/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6"/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5"/>
          <table:table-cell table:style-name="ce51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table:style-name="ce44" table:formula="of:=388.6-360" office:value-type="float" office:value="28.6">
            <text:p>28.6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table:formula="of:=388.5-360" office:value-type="float" office:value="28.5">
            <text:p>28.5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table:formula="of:=388.7-360" office:value-type="float" office:value="28.7">
            <text:p>28.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style-name="ce39" office:value-type="float" office:value="1.4">
            <text:p>1.4</text:p>
          </table:table-cell>
          <table:table-cell table:style-name="ce35" table:number-columns-repeated="2"/>
          <table:table-cell table:style-name="ce39" table:formula="of:=1.3" office:value-type="float" office:value="1.3">
            <text:p>1.3</text:p>
          </table:table-cell>
          <table:table-cell table:style-name="ce35" table:number-columns-repeated="2"/>
          <table:table-cell table:style-name="ce4" office:value-type="float" office:value="1.2">
            <text:p>1.2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style-name="ce45" table:formula="of:=360-359.9" office:value-type="float" office:value="0.100000000000023">
            <text:p>0.1</text:p>
          </table:table-cell>
          <table:table-cell table:style-name="ce36" table:number-columns-repeated="2"/>
          <table:table-cell table:style-name="ce37" table:formula="of:=360-359.8" office:value-type="float" office:value="0.199999999999989">
            <text:p>0.2</text:p>
          </table:table-cell>
          <table:table-cell table:style-name="ce36" table:number-columns-repeated="2"/>
          <table:table-cell table:style-name="ce4" table:formula="of:=360-359.96" office:value-type="float" office:value="0.0400000000000205">
            <text:p>0.04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 table:number-columns-repeated="10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5">
            <text:p>0.325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327">
            <text:p>0.32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26">
            <text:p>0.32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office:value-type="float" office:value="0.004">
            <text:p>0.004</text:p>
          </table:table-cell>
          <table:table-cell table:style-name="ce39" table:formula="of:=([.I73]-[.B73])/([.B77]-1)" office:value-type="float" office:value="0.484848484848485">
            <text:p>0.5</text:p>
          </table:table-cell>
          <table:table-cell table:formula="of:=[.I75]/[.I74]" office:value-type="float" office:value="1">
            <text:p>1.0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4">
            <text:p>0.004</text:p>
          </table:table-cell>
          <table:table-cell table:style-name="ce40" table:formula="of:=[.I75]/[.J74]" office:value-type="float" office:value="0.00825">
            <text:p>0.008</text:p>
          </table:table-cell>
          <table:table-cell table:style-name="ce54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40" table:formula="of:=1+[.J75]/2" office:value-type="float" office:value="1.004125">
            <text:p>1.004</text:p>
          </table:table-cell>
          <table:table-cell table:number-columns-repeated="11"/>
        </table:table-row>
        <table:table-row table:style-name="ro4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7" table:formula="of:=[.B77]*[.J76]" office:value-type="float" office:value="0.970988875">
            <text:p>0.971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table:style-name="ce44" office:value-type="float" office:value="29.3">
            <text:p>29.3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9.2">
            <text:p>29.2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style-name="ce44" office:value-type="float" office:value="0.9">
            <text:p>0.9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0.8">
            <text:p>0.8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style-name="ce44" office:value-type="float" office:value="0.1">
            <text:p>0.1</text:p>
          </table:table-cell>
          <table:table-cell table:style-name="ce36" table:number-columns-repeated="2"/>
          <table:table-cell table:style-name="ce37" office:value-type="float" office:value="0.1">
            <text:p>0.1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 table:number-columns-repeated="10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02">
            <text:p>0.302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0.302">
            <text:p>0.302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03">
            <text:p>0.30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"/>
          <table:table-cell office:value-type="float" office:value="0.011">
            <text:p>0.01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office:value-type="float" office:value="0.009">
            <text:p>0.009</text:p>
          </table:table-cell>
          <table:table-cell table:style-name="ce20"/>
          <table:table-cell table:style-name="ce54"/>
          <table:table-cell table:style-name="ce4" office:value-type="float" office:value="0.009">
            <text:p>0.009</text:p>
          </table:table-cell>
          <table:table-cell table:style-name="ce54" table:number-columns-repeated="2"/>
          <table:table-cell table:style-name="ce4" office:value-type="float" office:value="0.008">
            <text:p>0.008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9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9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table:style-name="ce44" office:value-type="float" office:value="-3.1">
            <text:p>-3.1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-3">
            <text:p>-3.0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-3.1">
            <text:p>-3.1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style-name="ce44" office:value-type="float" office:value="1.1">
            <text:p>1.1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1.1">
            <text:p>1.1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style-name="ce44" office:value-type="float" office:value="0.05">
            <text:p>0.1</text:p>
          </table:table-cell>
          <table:table-cell table:style-name="ce36" table:number-columns-repeated="2"/>
          <table:table-cell table:style-name="ce37" office:value-type="float" office:value="0.07">
            <text:p>0.1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 table:number-columns-repeated="10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16">
            <text:p>0.316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307">
            <text:p>0.307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9" office:value-type="float" office:value="0.305">
            <text:p>0.30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office:value-type="float" office:value="0.005">
            <text:p>0.005</text:p>
          </table:table-cell>
          <table:table-cell table:style-name="ce16" table:formula="of:=([.I93]-[.F93])/([.G97]-[.D97])" office:value-type="float" office:value="0.276199494949495">
            <text:p>0.28</text:p>
          </table:table-cell>
          <table:table-cell table:formula="of:=[.I95]/[.I94]" office:value-type="float" office:value="-1.8">
            <text:p>-1.8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office:value-type="float" office:value="-0.009">
            <text:p>-0.009</text:p>
          </table:table-cell>
          <table:table-cell table:style-name="ce16" table:formula="of:=[.I95]/[.J94]" office:value-type="float" office:value="-0.0325851428571429">
            <text:p>-0.03</text:p>
          </table:table-cell>
          <table:table-cell table:style-name="ce36"/>
          <table:table-cell table:style-name="ce4" office:value-type="float" office:value="-0.0009">
            <text:p>-0.0009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 table:number-columns-repeated="2"/>
          <table:table-cell table:style-name="ce9" table:formula="of:=1+[.J95]" office:value-type="float" office:value="0.967414857142857">
            <text:p>0.967</text:p>
          </table:table-cell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 table:number-columns-repeated="2"/>
          <table:table-cell table:style-name="ce7" table:formula="of:=[.G97]*[.J96]" office:value-type="float" office:value="1.04759420050286">
            <text:p>1.048</text:p>
          </table:table-cell>
          <table:table-cell table:style-name="ce10" table:number-columns-repeated="7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table:style-name="ce44" office:value-type="float" office:value="0.97">
            <text:p>1.0</text:p>
          </table:table-cell>
          <table:table-cell table:style-name="ce10" table:formula="of:=[.I101]" office:value-type="string" office:string-value="went wrong way">
            <text:p>went wrong way</text:p>
          </table:table-cell>
          <table:table-cell table:style-name="ce34"/>
          <table:table-cell table:style-name="ce44" office:value-type="float" office:value="0.5">
            <text:p>0.5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9" office:value-type="float" office:value="-1.6">
            <text:p>-1.6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style-name="ce44" office:value-type="float" office:value="1.4">
            <text:p>1.4</text:p>
          </table:table-cell>
          <table:table-cell table:style-name="ce35"/>
          <table:table-cell table:formula="of:=[.I100]/[.I99]" office:value-type="float" office:value="-2.14285714285714">
            <text:p>-2.1</text:p>
          </table:table-cell>
          <table:table-cell table:style-name="ce39" office:value-type="float" office:value="1.6">
            <text:p>1.6</text:p>
          </table:table-cell>
          <table:table-cell table:formula="of:=([.L98]-[.I98])/([.J101]-[.G101])" office:value-type="float" office:value="0.508927461695061">
            <text:p>0.5</text:p>
          </table:table-cell>
          <table:table-cell table:formula="of:=[.L100]/[.L99]" office:value-type="float" office:value="-1.75">
            <text:p>-1.8</text:p>
          </table:table-cell>
          <table:table-cell table:style-name="ce4" office:value-type="float" office:value="1.2">
            <text:p>1.2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style-name="ce44" office:value-type="float" office:value="-3">
            <text:p>-3.0</text:p>
          </table:table-cell>
          <table:table-cell table:style-name="ce36" office:value-type="string">
            <text:p>repeat</text:p>
          </table:table-cell>
          <table:table-cell table:style-name="ce36"/>
          <table:table-cell table:style-name="ce37" office:value-type="float" office:value="-2.8">
            <text:p>-2.8</text:p>
          </table:table-cell>
          <table:table-cell table:formula="of:=[.L100]/[.M99]" office:value-type="float" office:value="-5.50176638272608">
            <text:p>-5.5</text:p>
          </table:table-cell>
          <table:table-cell table:style-name="ce36"/>
          <table:table-cell table:style-name="ce4" office:value-type="float" office:value="-0.7">
            <text:p>-0.7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style-name="ce10" office:value-type="string">
            <text:p>went wrong way</text:p>
          </table:table-cell>
          <table:table-cell table:style-name="ce10" table:formula="of:=2*[.G101]-[.D101]" office:value-type="float" office:value="5.06156738571146">
            <text:p>5.1</text:p>
          </table:table-cell>
          <table:table-cell table:style-name="ce10"/>
          <table:table-cell table:style-name="ce10" office:value-type="string">
            <text:p>worried about going too far</text:p>
          </table:table-cell>
          <table:table-cell table:style-name="ce10" table:formula="of:=[.J101]+[.M100]/2" office:value-type="float" office:value="2.31068419434842">
            <text:p>2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876">
            <text:p>0.0876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893">
            <text:p>0.89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2"/>
          <table:table-cell office:value-type="float" office:value="0.0016">
            <text:p>0.0016</text:p>
          </table:table-cell>
          <table:table-cell table:style-name="ce16" table:formula="of:=([.I103]-[.B103])/([.B106]-1)" office:value-type="float" office:value="0.0674698795180723">
            <text:p>0.07</text:p>
          </table:table-cell>
          <table:table-cell table:formula="of:=[.I105]/[.I104]" office:value-type="float" office:value="1.0625">
            <text:p>1.1</text:p>
          </table:table-cell>
          <table:table-cell table:style-name="ce4" office:value-type="float" office:value="0.002">
            <text:p>0.002</text:p>
          </table:table-cell>
          <table:table-cell table:number-columns-repeated="2"/>
          <table:table-cell table:style-name="ce4" office:value-type="float" office:value="0.002">
            <text:p>0.002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17">
            <text:p>0.0017</text:p>
          </table:table-cell>
          <table:table-cell table:style-name="ce16" table:formula="of:=[.I105]/[.J104]" office:value-type="float" office:value="0.0251964285714286">
            <text:p>0.03</text:p>
          </table:table-cell>
          <table:table-cell table:style-name="ce54"/>
          <table:table-cell table:style-name="ce4" office:value-type="float" office:value="0.0003">
            <text:p>0.0003</text:p>
          </table:table-cell>
          <table:table-cell table:style-name="ce54" table:number-columns-repeated="2"/>
          <table:table-cell table:style-name="ce4" office:value-type="float" office:value="0.0005">
            <text:p>0.0005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7"/>
          <table:table-cell table:style-name="ce9" table:formula="of:=1+[.J105]/2" office:value-type="float" office:value="1.01259821428571">
            <text:p>1.013</text:p>
          </table:table-cell>
          <table:table-cell table:number-columns-repeated="11"/>
        </table:table-row>
        <table:table-row table:style-name="ro4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7"/>
          <table:table-cell table:style-name="ce7" table:formula="of:=[.B107]*[.J106]" office:value-type="float" office:value="0.937665946428572">
            <text:p>0.938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6.6">
            <text:p>-26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6.5">
            <text:p>-26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4" office:value-type="float" office:value="1.3">
            <text:p>1.3</text:p>
          </table:table-cell>
          <table:table-cell table:number-columns-repeated="2"/>
          <table:table-cell table:style-name="ce39" office:value-type="float" office:value="1.3">
            <text:p>1.3</text:p>
          </table:table-cell>
          <table:table-cell table:number-columns-repeated="2"/>
          <table:table-cell table:style-name="ce4" office:value-type="float" office:value="0.8">
            <text:p>0.8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style-name="ce44" office:value-type="float" office:value="-0.6">
            <text:p>-0.6</text:p>
          </table:table-cell>
          <table:table-cell table:style-name="ce20"/>
          <table:table-cell table:style-name="ce54"/>
          <table:table-cell table:style-name="ce37" office:value-type="float" office:value="-0.7">
            <text:p>-0.7</text:p>
          </table:table-cell>
          <table:table-cell table:style-name="ce54" table:number-columns-repeated="2"/>
          <table:table-cell table:style-name="ce4" office:value-type="float" office:value="-0.8">
            <text:p>-0.8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971">
            <text:p>0.0971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967">
            <text:p>0.096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97">
            <text:p>0.09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0955">
            <text:p>0.0955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2"/>
          <table:table-cell office:value-type="float" office:value="0.0009">
            <text:p>0.0009</text:p>
          </table:table-cell>
          <table:table-cell table:style-name="ce16" table:formula="of:=([.I113]-[.B113])/([.B116]-1)" office:value-type="float" office:value="0.097037037037037">
            <text:p>0.10</text:p>
          </table:table-cell>
          <table:table-cell table:formula="of:=[.I115]/[.I114]" office:value-type="float" office:value="-1.66666666666667">
            <text:p>-1.7</text:p>
          </table:table-cell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">
            <text:p>0.0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office:value-type="float" office:value="-0.0015">
            <text:p>-0.0015</text:p>
          </table:table-cell>
          <table:table-cell table:style-name="ce16" table:formula="of:=[.I115]/[.J114]" office:value-type="float" office:value="-0.0154580152671756">
            <text:p>-0.02</text:p>
          </table:table-cell>
          <table:table-cell table:style-name="ce54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7"/>
          <table:table-cell table:style-name="ce9" table:formula="of:=1+[.J115]/2" office:value-type="float" office:value="0.992270992366412">
            <text:p>0.992</text:p>
          </table:table-cell>
          <table:table-cell table:number-columns-repeated="11"/>
        </table:table-row>
        <table:table-row table:style-name="ro4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7"/>
          <table:table-cell table:style-name="ce7" table:formula="of:=[.B117]*[.J116]" office:value-type="float" office:value="1.0309695610687">
            <text:p>1.031</text:p>
          </table:table-cell>
          <table:table-cell table:number-columns-repeated="11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table:style-name="ce44" office:value-type="float" office:value="-24.5">
            <text:p>-24.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4.3">
            <text:p>-24.3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59" office:value-type="float" office:value="-24.2">
            <text:p>-24.2</text:p>
          </table:table-cell>
          <table:table-cell table:style-name="ce34" office:value-type="string">
            <text:p>tinker</text:p>
          </table:table-cell>
          <table:table-cell table:style-name="ce34"/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style-name="ce44" office:value-type="float" office:value="0.6">
            <text:p>0.6</text:p>
          </table:table-cell>
          <table:table-cell table:style-name="ce35" table:number-columns-repeated="2"/>
          <table:table-cell table:style-name="ce39" office:value-type="float" office:value="0.7">
            <text:p>0.7</text:p>
          </table:table-cell>
          <table:table-cell table:style-name="ce35" table:number-columns-repeated="2"/>
          <table:table-cell table:style-name="ce4" office:value-type="float" office:value="0.6">
            <text:p>0.6</text:p>
          </table:table-cell>
          <table:table-cell table:formula="of:=([.O118]-[.F118])/([.G121]-[.D121])" office:value-type="float" office:value="0.896551724137931">
            <text:p>0.9</text:p>
          </table:table-cell>
          <table:table-cell table:formula="of:=[.O120]/[.O119]" office:value-type="float" office:value="-1.5">
            <text:p>-1.5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style-name="ce44" office:value-type="float" office:value="-0.6">
            <text:p>-0.6</text:p>
          </table:table-cell>
          <table:table-cell table:style-name="ce36" table:number-columns-repeated="2"/>
          <table:table-cell table:style-name="ce37" office:value-type="float" office:value="-0.8">
            <text:p>-0.8</text:p>
          </table:table-cell>
          <table:table-cell table:style-name="ce36" table:number-columns-repeated="2"/>
          <table:table-cell table:style-name="ce4" office:value-type="float" office:value="-0.9">
            <text:p>-0.9</text:p>
          </table:table-cell>
          <table:table-cell table:formula="of:=[.O120]/[.P119]" office:value-type="float" office:value="-1.00384615384615">
            <text:p>-1.0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 table:number-columns-repeated="8"/>
          <table:table-cell table:style-name="ce10" table:formula="of:=[.G121]+[.P120]" office:value-type="float" office:value="0.74615384615385">
            <text:p>0.7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5">
            <text:p>0.0005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 table:number-columns-repeated="3"/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 table:number-columns-repeated="3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 table:number-columns-repeated="2"/>
          <table:table-cell table:style-name="ce39" office:value-type="float" office:value="0.3">
            <text:p>0.3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style-name="ce44" office:value-type="float" office:value="0.2">
            <text:p>0.2</text:p>
          </table:table-cell>
          <table:table-cell table:style-name="ce20"/>
          <table:table-cell table:style-name="ce54"/>
          <table:table-cell table:style-name="ce37" office:value-type="float" office:value="0.2">
            <text:p>0.2</text:p>
          </table:table-cell>
          <table:table-cell table:style-name="ce54" table:number-columns-repeated="2"/>
          <table:table-cell table:style-name="ce4" office:value-type="float" office:value="0.2">
            <text:p>0.2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2">
            <text:p>0.222</text:p>
          </table:table-cell>
          <table:table-cell table:style-name="ce34" office:value-type="string">
            <text:p>better os</text:p>
          </table:table-cell>
          <table:table-cell table:style-name="ce34"/>
          <table:table-cell table:style-name="ce4" office:value-type="float" office:value="0.222">
            <text:p>0.222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9" office:value-type="float" office:value="0.221">
            <text:p>0.221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office:value-type="float" office:value="0.0009">
            <text:p>0.0009</text:p>
          </table:table-cell>
          <table:table-cell table:style-name="ce16" table:formula="of:=([.I133]-[.F133])/([.G136]-[.D136])" office:value-type="float" office:value="1.18518518518519">
            <text:p>1.19</text:p>
          </table:table-cell>
          <table:table-cell table:formula="of:=[.I135]/[.I134]" office:value-type="float" office:value="-3.33333333333333">
            <text:p>-3.3</text:p>
          </table:table-cell>
          <table:table-cell table:style-name="ce4" office:value-type="float" office:value="0.001">
            <text:p>0.001</text:p>
          </table:table-cell>
          <table:table-cell/>
          <table:table-cell table:formula="of:=[.L135]/[.L134]" office:value-type="float" office:value="-2">
            <text:p>-2.0</text:p>
          </table:table-cell>
          <table:table-cell table:style-name="ce4" office:value-type="float" office:value="0.0009">
            <text:p>0.0009</text:p>
          </table:table-cell>
          <table:table-cell/>
          <table:table-cell table:formula="of:=[.O135]/[.O134]" office:value-type="float" office:value="-2.22222222222222">
            <text:p>-2.2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office:value-type="float" office:value="-0.003">
            <text:p>-0.003</text:p>
          </table:table-cell>
          <table:table-cell table:style-name="ce16" table:formula="of:=[.I135]/[.J134]" office:value-type="float" office:value="-0.00253125">
            <text:p>0.00</text:p>
          </table:table-cell>
          <table:table-cell table:style-name="ce36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 table:number-columns-repeated="2"/>
          <table:table-cell table:style-name="ce9" table:formula="of:=1+[.J135]" office:value-type="float" office:value="0.99746875">
            <text:p>0.997</text:p>
          </table:table-cell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 table:number-columns-repeated="2"/>
          <table:table-cell table:style-name="ce7" table:formula="of:=[.G137]*[.J136]" office:value-type="float" office:value="0.994422294697909">
            <text:p>0.994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table:formula="of:=[.J136]*[.J137]" office:value-type="float" office:value="0.991905163264455">
            <text:p>0.992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office:value-type="float" office:value="0.99">
            <text:p>0.990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table:style-name="ce44" office:value-type="float" office:value="-23.9">
            <text:p>-23.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59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style-name="ce44" office:value-type="float" office:value="0.2">
            <text:p>0.2</text:p>
          </table:table-cell>
          <table:table-cell table:style-name="ce35" table:number-columns-repeated="2"/>
          <table:table-cell table:style-name="ce39" office:value-type="float" office:value="0.3">
            <text:p>0.3</text:p>
          </table:table-cell>
          <table:table-cell table:style-name="ce35" table:number-columns-repeated="2"/>
          <table:table-cell table:style-name="ce4" office:value-type="string">
            <text:p>?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style-name="ce44" office:value-type="float" office:value="0.2">
            <text:p>0.2</text:p>
          </table:table-cell>
          <table:table-cell table:style-name="ce36" table:number-columns-repeated="2"/>
          <table:table-cell table:style-name="ce37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 table:number-columns-repeated="10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58">
            <text:p>0.058</text:p>
          </table:table-cell>
          <table:table-cell table:style-name="ce30" office:value-type="string">
            <text:p>didn't move</text:p>
          </table:table-cell>
          <table:table-cell table:style-name="ce30"/>
          <table:table-cell table:style-name="ce4" office:value-type="float" office:value="0.06">
            <text:p>0.06</text:p>
          </table:table-cell>
          <table:table-cell table:style-name="ce30" table:number-columns-repeated="2"/>
          <table:table-cell table:style-name="ce9" office:value-type="float" office:value="0.063">
            <text:p>0.063</text:p>
          </table:table-cell>
          <table:table-cell table:style-name="ce50" office:value-type="string">
            <text:p>new done</text:p>
          </table:table-cell>
          <table:table-cell table:style-name="ce50" office:value-type="string">
            <text:p>done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office:value-type="float" office:value="0.0068">
            <text:p>0.0068</text:p>
          </table:table-cell>
          <table:table-cell table:style-name="ce33"/>
          <table:table-cell table:formula="of:=[.I145]/[.I144]" office:value-type="float" office:value="1.35294117647059">
            <text:p>1.4</text:p>
          </table:table-cell>
          <table:table-cell table:style-name="ce4" office:value-type="float" office:value="0.007">
            <text:p>0.007</text:p>
          </table:table-cell>
          <table:table-cell/>
          <table:table-cell table:formula="of:=[.L145]/[.L144]" office:value-type="float" office:value="1.14285714285714">
            <text:p>1.1</text:p>
          </table:table-cell>
          <table:table-cell table:style-name="ce4" office:value-type="float" office:value="0.006">
            <text:p>0.006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office:value-type="float" office:value="0.0092">
            <text:p>0.0092</text:p>
          </table:table-cell>
          <table:table-cell table:style-name="ce32" table:number-columns-repeated="2"/>
          <table:table-cell table:style-name="ce4" office:value-type="float" office:value="0.008">
            <text:p>0.008</text:p>
          </table:table-cell>
          <table:table-cell table:style-name="ce32" table:number-columns-repeated="2"/>
          <table:table-cell table:style-name="ce4" office:value-type="float" office:value="0.005">
            <text:p>0.005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6"/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style-name="ce7" table:formula="of:=[.G147]*[.D146]" office:value-type="float" office:value="0.418575950663726">
            <text:p>0.419</text:p>
          </table:table-cell>
          <table:table-cell table:style-name="ce7"/>
          <table:table-cell table:style-name="ce10"/>
          <table:table-cell table:style-name="ce10" office:value-type="string">
            <text:p>repeat</text:p>
          </table:table-cell>
          <table:table-cell table:style-name="ce7" table:formula="of:=[.I147]*[.D146]" office:value-type="float" office:value="0.44303781300082">
            <text:p>0.443</text:p>
          </table:table-cell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9.1">
            <text:p>29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9.6">
            <text:p>29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style-name="ce16" office:value-type="float" office:value="7.7">
            <text:p>7.70</text:p>
          </table:table-cell>
          <table:table-cell table:style-name="ce16"/>
          <table:table-cell/>
          <table:table-cell table:style-name="ce39" office:value-type="float" office:value="5.5">
            <text:p>5.5</text:p>
          </table:table-cell>
          <table:table-cell table:number-columns-repeated="2"/>
          <table:table-cell table:style-name="ce4" office:value-type="float" office:value="4.8">
            <text:p>4.8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style-name="Default" office:value-type="float" office:value="-0.6">
            <text:p>-0.6</text:p>
          </table:table-cell>
          <table:table-cell table:style-name="Default"/>
          <table:table-cell table:style-name="ce53"/>
          <table:table-cell table:style-name="ce37" office:value-type="float" office:value="-0.4">
            <text:p>-0.4</text:p>
          </table:table-cell>
          <table:table-cell table:style-name="ce53" table:number-columns-repeated="2"/>
          <table:table-cell table:style-name="ce4" office:value-type="float" office:value="-0.9">
            <text:p>-0.9</text:p>
          </table:table-cell>
          <table:table-cell table:style-name="ce53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5"/>
          <table:table-cell table:style-name="ce56" table:number-columns-repeated="7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20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091">
            <text:p>0.09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7">
            <text:p>0.007</text:p>
          </table:table-cell>
          <table:table-cell table:style-name="ce35" table:number-columns-repeated="2"/>
          <table:table-cell table:style-name="ce4" office:value-type="float" office:value="0.005">
            <text:p>0.005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style-name="ce4" office:value-type="float" office:value="0.0006">
            <text:p>0.0006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 table:number-columns-repeated="3"/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 table:number-columns-repeated="3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1.5">
            <text:p>21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1.3">
            <text:p>21.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table:formula="of:=21.7" office:value-type="float" office:value="21.7">
            <text:p>21.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style-name="Default" office:value-type="float" office:value="2.7">
            <text:p>2.7</text:p>
          </table:table-cell>
          <table:table-cell table:style-name="Default"/>
          <table:table-cell table:style-name="ce53"/>
          <table:table-cell table:style-name="ce39" office:value-type="float" office:value="4.4">
            <text:p>4.4</text:p>
          </table:table-cell>
          <table:table-cell table:style-name="ce53" table:number-columns-repeated="2"/>
          <table:table-cell table:style-name="ce4" office:value-type="string">
            <text:p>?</text:p>
          </table:table-cell>
          <table:table-cell table:style-name="ce53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table:style-name="ce37" office:value-type="float" office:value="0.6">
            <text:p>0.6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5"/>
          <table:table-cell table:style-name="ce57" table:number-columns-repeated="7"/>
          <table:table-cell table:number-columns-repeated="4"/>
        </table:table-row>
        <table:table-row table:style-name="ro3" table:number-rows-repeated="104841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ce53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3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Q3]" office:value-type="string" office:string-value="done">
            <text:p>done</text:p>
          </table:table-cell>
          <table:table-cell table:style-name="Default" table:formula="of:=[Sheet1.Q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:.C3])" office:value-type="float" office:value="0">
            <text:p>0.0</text:p>
          </table:table-cell>
          <table:table-cell table:style-name="Default" table:formula="of:=[Sheet1.Q8]" office:value-type="string" office:string-value="done">
            <text:p>done</text:p>
          </table:table-cell>
          <table:table-cell table:style-name="Default" table:formula="of:=[Sheet1.Q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Q23]" office:value-type="string" office:string-value="done">
            <text:p>done</text:p>
          </table:table-cell>
          <table:table-cell table:style-name="Default" table:formula="of:=[Sheet1.P3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4:.C5])" office:value-type="float" office:value="0">
            <text:p>0.0</text:p>
          </table:table-cell>
          <table:table-cell table:style-name="Default" table:formula="of:=[Sheet1.Q28]" office:value-type="string" office:string-value="done">
            <text:p>done</text:p>
          </table:table-cell>
          <table:table-cell table:style-name="Default" table:formula="of:=[Sheet1.P38]" office:value-type="string" office:string-value="done">
            <text:p>done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table:style-name="Default" office:value-type="string">
            <text:p>O1</text:p>
          </table:table-cell>
          <table:table-cell table:style-name="Default" table:formula="of:=[Sheet1.P43]" office:value-type="string" office:string-value="new done">
            <text:p>new done</text:p>
          </table:table-cell>
          <table:table-cell table:style-name="ce60" table:formula="of:=[Sheet1.Q54]" office:value-type="float" office:value="-5">
            <text:p>-5.0</text:p>
          </table:table-cell>
          <table:table-cell/>
          <table:table-cell office:value-type="string">
            <text:p>RC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 table:formula="of:=+[.C7]-[.C6]" office:value-type="float" office:value="8.85">
            <text:p>8.9</text:p>
          </table:table-cell>
          <table:table-cell table:style-name="Default" table:formula="of:=[Sheet1.P48]" office:value-type="string" office:string-value="done">
            <text:p>done</text:p>
          </table:table-cell>
          <table:table-cell table:style-name="ce61" table:formula="of:=[Sheet1.Q59]" office:value-type="float" office:value="3.85">
            <text:p>3.9</text:p>
          </table:table-cell>
          <table:table-cell/>
          <table:table-cell office:value-type="string">
            <text:p>RC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P63]" office:value-type="string" office:string-value="done">
            <text:p>done</text:p>
          </table:table-cell>
          <table:table-cell table:style-name="Default" table:formula="of:=[Sheet1.P73]" office:value-type="string" office:string-value="done">
            <text:p>done</text:p>
          </table:table-cell>
          <table:table-cell/>
          <table:table-cell office:value-type="string">
            <text:p>RC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 table:formula="of:=SUM([.B8:.C9])" office:value-type="float" office:value="0">
            <text:p>0.0</text:p>
          </table:table-cell>
          <table:table-cell table:style-name="Default" table:formula="of:=[Sheet1.P68]" office:value-type="string" office:string-value="done">
            <text:p>done</text:p>
          </table:table-cell>
          <table:table-cell table:style-name="Default" table:formula="of:=[Sheet1.P78]" office:value-type="string" office:string-value="done">
            <text:p>done</text:p>
          </table:table-cell>
          <table:table-cell/>
          <table:table-cell office:value-type="string">
            <text:p>RC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P83]" office:value-type="string" office:string-value="done">
            <text:p>done</text:p>
          </table:table-cell>
          <table:table-cell table:style-name="Default" table:formula="of:=[Sheet1.P93]" office:value-type="string" office:string-value="done">
            <text:p>done</text:p>
          </table:table-cell>
          <table:table-cell/>
          <table:table-cell office:value-type="string">
            <text:p>RC12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F10:.K10])" office:value-type="float" office:value="32">
            <text:p>32</text:p>
          </table:table-cell>
        </table:table-row>
        <table:table-row table:style-name="ro3">
          <table:table-cell table:formula="of:=SUM([.B10:.C11])" office:value-type="float" office:value="0">
            <text:p>0.0</text:p>
          </table:table-cell>
          <table:table-cell table:style-name="Default" table:formula="of:=[Sheet1.P88]" office:value-type="string" office:string-value="done">
            <text:p>done</text:p>
          </table:table-cell>
          <table:table-cell table:style-name="Default" table:formula="of:=[Sheet1.P98]" office:value-type="string" office:string-value="new done">
            <text:p>new done</text:p>
          </table:table-cell>
          <table:table-cell/>
          <table:table-cell office:value-type="string">
            <text:p>RC1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F11:.K11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P123]" office:value-type="string" office:string-value="done">
            <text:p>done</text:p>
          </table:table-cell>
          <table:table-cell table:style-name="ce61" table:formula="of:=[Sheet1.Q134]" office:value-type="float" office:value="-2.22222222222222">
            <text:p>-2.2</text:p>
          </table:table-cell>
          <table:table-cell table:number-columns-repeated="9"/>
        </table:table-row>
        <table:table-row table:style-name="ro3">
          <table:table-cell table:formula="of:=SUM([.B12:.C13])" office:value-type="float" office:value="-2.22222222222222">
            <text:p>-2.2</text:p>
          </table:table-cell>
          <table:table-cell table:style-name="Default" table:formula="of:=[Sheet1.P128]" office:value-type="string" office:string-value="done">
            <text:p>done</text:p>
          </table:table-cell>
          <table:table-cell table:style-name="Default" table:formula="of:=[Sheet1.P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P103]" office:value-type="string" office:string-value="done">
            <text:p>done</text:p>
          </table:table-cell>
          <table:table-cell table:style-name="Default" table:formula="of:=[Sheet1.P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14:.C15])" office:value-type="float" office:value="-1.5">
            <text:p>-1.5</text:p>
          </table:table-cell>
          <table:table-cell table:style-name="Default" table:formula="of:=[Sheet1.P108]" office:value-type="string" office:string-value="done">
            <text:p>done</text:p>
          </table:table-cell>
          <table:table-cell table:style-name="Default" table:formula="of:=[Sheet1.Q119]" office:value-type="float" office:value="-1.5">
            <text:p>-1.5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style-name="Default" table:formula="of:=[Sheet1.P143]" office:value-type="string" office:string-value="new done">
            <text:p>new done</text:p>
          </table:table-cell>
          <table:table-cell table:style-name="Default" table:formula="of:=[Sheet1.P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16]" office:value-type="string" office:string-value="new done">
            <text:p>new done</text:p>
          </table:table-cell>
          <table:table-cell table:style-name="Default" table:formula="of:=[Sheet1.P148]" office:value-type="string" office:string-value="done">
            <text:p>done</text:p>
          </table:table-cell>
          <table:table-cell table:style-name="Default" table:formula="of:=[Sheet1.P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2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N3]" office:value-type="string" office:string-value="redone">
            <text:p>redone</text:p>
          </table:table-cell>
          <table:table-cell table:style-name="Default" table:formula="of:=[Sheet1.N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0:.C21])" office:value-type="float" office:value="0">
            <text:p>0.0</text:p>
          </table:table-cell>
          <table:table-cell table:style-name="Default" table:formula="of:=[Sheet1.N8]" office:value-type="string" office:string-value="new done">
            <text:p>new done</text:p>
          </table:table-cell>
          <table:table-cell table:style-name="Default" table:formula="of:=[Sheet1.N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N23]" office:value-type="string" office:string-value="done">
            <text:p>done</text:p>
          </table:table-cell>
          <table:table-cell table:style-name="ce61" table:formula="of:=[Sheet1.N34]" office:value-type="float" office:value="2.5">
            <text:p>2.5</text:p>
          </table:table-cell>
          <table:table-cell table:number-columns-repeated="9"/>
        </table:table-row>
        <table:table-row table:style-name="ro3">
          <table:table-cell table:formula="of:=SUM([.B22:.C23])" office:value-type="float" office:value="2.5">
            <text:p>2.5</text:p>
          </table:table-cell>
          <table:table-cell table:style-name="Default" table:formula="of:=[Sheet1.M28]" office:value-type="string" office:string-value="done">
            <text:p>done</text:p>
          </table:table-cell>
          <table:table-cell table:style-name="Default" table:formula="of:=[Sheet1.M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60" table:formula="of:=[Sheet1.N44]" office:value-type="float" office:value="3.25">
            <text:p>3.3</text:p>
          </table:table-cell>
          <table:table-cell table:style-name="ce61" table:formula="of:=[Sheet1.N54]" office:value-type="float" office:value="-3">
            <text:p>-3.0</text:p>
          </table:table-cell>
          <table:table-cell table:number-columns-repeated="9"/>
        </table:table-row>
        <table:table-row table:style-name="ro3">
          <table:table-cell table:formula="of:=[.B24]+[.C25]-[.C24]" office:value-type="float" office:value="16.25">
            <text:p>16.3</text:p>
          </table:table-cell>
          <table:table-cell table:style-name="Default" table:formula="of:=[Sheet1.N48]" office:value-type="string" office:string-value="new done">
            <text:p>new done</text:p>
          </table:table-cell>
          <table:table-cell table:style-name="ce60" table:formula="of:=[Sheet1.N59]" office:value-type="float" office:value="10">
            <text:p>10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M63]" office:value-type="string" office:string-value="done">
            <text:p>done</text:p>
          </table:table-cell>
          <table:table-cell table:style-name="Default" table:formula="of:=[Sheet1.M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6:.C27])" office:value-type="float" office:value="0">
            <text:p>0.0</text:p>
          </table:table-cell>
          <table:table-cell table:style-name="Default" table:formula="of:=[Sheet1.M68]" office:value-type="string" office:string-value="done">
            <text:p>done</text:p>
          </table:table-cell>
          <table:table-cell table:style-name="Default" table:formula="of:=[Sheet1.M7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M83]" office:value-type="string" office:string-value="done">
            <text:p>done</text:p>
          </table:table-cell>
          <table:table-cell table:style-name="Default" table:formula="of:=[Sheet1.N9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28:.C29])" office:value-type="float" office:value="-1.75">
            <text:p>-1.8</text:p>
          </table:table-cell>
          <table:table-cell table:style-name="Default" table:formula="of:=[Sheet1.M88]" office:value-type="string" office:string-value="done">
            <text:p>done</text:p>
          </table:table-cell>
          <table:table-cell table:formula="of:=[Sheet1.N99]" office:value-type="float" office:value="-1.75">
            <text:p>-1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M123]" office:value-type="string" office:string-value="done">
            <text:p>done</text:p>
          </table:table-cell>
          <table:table-cell table:style-name="Default" table:formula="of:=[Sheet1.N134]" office:value-type="float" office:value="-2">
            <text:p>-2</text:p>
          </table:table-cell>
          <table:table-cell table:number-columns-repeated="9"/>
        </table:table-row>
        <table:table-row table:style-name="ro3">
          <table:table-cell table:formula="of:=SUM([.B30:.C31])" office:value-type="float" office:value="-2">
            <text:p>-2.0</text:p>
          </table:table-cell>
          <table:table-cell table:style-name="Default" table:formula="of:=[Sheet1.M128]" office:value-type="string" office:string-value="done">
            <text:p>done</text:p>
          </table:table-cell>
          <table:table-cell table:style-name="Default" table:formula="of:=[Sheet1.M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M103]" office:value-type="string" office:string-value="done">
            <text:p>done</text:p>
          </table:table-cell>
          <table:table-cell table:style-name="Default" table:formula="of:=[Sheet1.M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32:.C33])" office:value-type="float" office:value="0">
            <text:p>0.0</text:p>
          </table:table-cell>
          <table:table-cell table:style-name="Default" table:formula="of:=[Sheet1.M108]" office:value-type="string" office:string-value="done">
            <text:p>done</text:p>
          </table:table-cell>
          <table:table-cell table:style-name="Default" table:formula="of:=[Sheet1.M1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N144]" office:value-type="float" office:value="1.14285714285714">
            <text:p>1.1</text:p>
          </table:table-cell>
          <table:table-cell table:style-name="Default" table:formula="of:=[Sheet1.M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34]" office:value-type="float" office:value="1.14285714285714">
            <text:p>1.1</text:p>
          </table:table-cell>
          <table:table-cell table:style-name="Default" table:formula="of:=[Sheet1.M148]" office:value-type="string" office:string-value="done">
            <text:p>done</text:p>
          </table:table-cell>
          <table:table-cell table:style-name="Default" table:formula="of:=[Sheet1.M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formula="of:=[Sheet1.K4]" office:value-type="float" office:value="-1">
            <text:p>-1.0</text:p>
          </table:table-cell>
          <table:table-cell table:formula="of:=[Sheet1.K1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38:.C39])" office:value-type="float" office:value="-8.03333333333334">
            <text:p>-8.0</text:p>
          </table:table-cell>
          <table:table-cell table:formula="of:=[Sheet1.K9]" office:value-type="float" office:value="-1.2">
            <text:p>-1.2</text:p>
          </table:table-cell>
          <table:table-cell table:style-name="ce61" table:formula="of:=[Sheet1.K19]" office:value-type="float" office:value="-5.83333333333333">
            <text:p>-5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formula="of:=[Sheet1.K23]" office:value-type="string" office:string-value="new done">
            <text:p>new done</text:p>
          </table:table-cell>
          <table:table-cell table:formula="of:=[Sheet1.K34]" office:value-type="float" office:value="1.66666666666667">
            <text:p>1.7</text:p>
          </table:table-cell>
          <table:table-cell table:number-columns-repeated="9"/>
        </table:table-row>
        <table:table-row table:style-name="ro3">
          <table:table-cell table:formula="of:=SUM([.B40:.C41])" office:value-type="float" office:value="1.66666666666667">
            <text:p>1.7</text:p>
          </table:table-cell>
          <table:table-cell table:formula="of:=[Sheet1.J28]" office:value-type="string" office:string-value="done">
            <text:p>done</text:p>
          </table:table-cell>
          <table:table-cell table:formula="of:=[Sheet1.K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60" table:formula="of:=[Sheet1.K44]" office:value-type="float" office:value="6.66666666666667">
            <text:p>6.7</text:p>
          </table:table-cell>
          <table:table-cell table:formula="of:=[Sheet1.K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42]+[.C43]-[.B43]" office:value-type="float" office:value="21.4166666666667">
            <text:p>21.4</text:p>
          </table:table-cell>
          <table:table-cell table:style-name="ce61" table:formula="of:=[Sheet1.K49]" office:value-type="float" office:value="-3.75">
            <text:p>-3.8</text:p>
          </table:table-cell>
          <table:table-cell table:style-name="ce60" table:formula="of:=[Sheet1.K59]" office:value-type="float" office:value="11">
            <text:p>11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formula="of:=[Sheet1.J63]" office:value-type="string" office:string-value="done">
            <text:p>done</text:p>
          </table:table-cell>
          <table:table-cell table:formula="of:=[Sheet1.K74]" office:value-type="float" office:value="1">
            <text:p>1.0</text:p>
          </table:table-cell>
          <table:table-cell table:number-columns-repeated="9"/>
        </table:table-row>
        <table:table-row table:style-name="ro3">
          <table:table-cell table:formula="of:=SUM([.B44:.C45])" office:value-type="float" office:value="1">
            <text:p>1.0</text:p>
          </table:table-cell>
          <table:table-cell table:formula="of:=[Sheet1.K68]" office:value-type="string" office:string-value="new done">
            <text:p>new done</text:p>
          </table:table-cell>
          <table:table-cell table:formula="of:=[Sheet1.K7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formula="of:=[Sheet1.J83]" office:value-type="string" office:string-value="done">
            <text:p>done</text:p>
          </table:table-cell>
          <table:table-cell table:formula="of:=[Sheet1.K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 table:formula="of:=SUM([.B46:.C47])" office:value-type="float" office:value="-3.94285714285714">
            <text:p>-3.9</text:p>
          </table:table-cell>
          <table:table-cell table:formula="of:=[Sheet1.K88]" office:value-type="string" office:string-value="new done">
            <text:p>new done</text:p>
          </table:table-cell>
          <table:table-cell table:style-name="ce61" table:formula="of:=[Sheet1.K99]" office:value-type="float" office:value="-2.14285714285714">
            <text:p>-2.1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formula="of:=[Sheet1.K123]" office:value-type="string" office:string-value="new done">
            <text:p>new done</text:p>
          </table:table-cell>
          <table:table-cell table:style-name="ce61" table:formula="of:=[Sheet1.K134]" office:value-type="float" office:value="-3.33333333333333">
            <text:p>-3.3</text:p>
          </table:table-cell>
          <table:table-cell table:number-columns-repeated="9"/>
        </table:table-row>
        <table:table-row table:style-name="ro3">
          <table:table-cell table:formula="of:=SUM([.B48:.C49])" office:value-type="float" office:value="-3.33333333333333">
            <text:p>-3.3</text:p>
          </table:table-cell>
          <table:table-cell table:formula="of:=[Sheet1.J128]" office:value-type="string" office:string-value="done">
            <text:p>done</text:p>
          </table:table-cell>
          <table:table-cell table:formula="of:=[Sheet1.K1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formula="of:=[Sheet1.K104]" office:value-type="float" office:value="1.0625">
            <text:p>1.1</text:p>
          </table:table-cell>
          <table:table-cell table:formula="of:=[Sheet1.K11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formula="of:=[.B50]-[.C50]" office:value-type="float" office:value="2.72916666666667">
            <text:p>2.7</text:p>
          </table:table-cell>
          <table:table-cell table:formula="of:=[Sheet1.J108]" office:value-type="string" office:string-value="done">
            <text:p>done</text:p>
          </table:table-cell>
          <table:table-cell table:formula="of:=[Sheet1.K1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K144]" office:value-type="float" office:value="1.35294117647059">
            <text:p>1.4</text:p>
          </table:table-cell>
          <table:table-cell table:formula="of:=[Sheet1.K1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52]" office:value-type="float" office:value="1.35294117647059">
            <text:p>1.4</text:p>
          </table:table-cell>
          <table:table-cell table:formula="of:=[Sheet1.J148]" office:value-type="string" office:string-value="done">
            <text:p>done</text:p>
          </table:table-cell>
          <table:table-cell table:formula="of:=[Sheet1.J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60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style-name="ce60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60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60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8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60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60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22T12:50:51</dc:date>
    <dc:creator>Susan Allen</dc:creator>
    <meta:editing-duration>P5DT2H47M49S</meta:editing-duration>
    <meta:editing-cycles>15</meta:editing-cycles>
    <meta:generator>LibreOffice/3.5$Linux_X86_64 LibreOffice_project/350m1$Build-2</meta:generator>
    <meta:document-statistic meta:table-count="3" meta:cell-count="1790" meta:object-count="0"/>
  </office:meta>
</office:document-meta>
</file>